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agraph-properties fo:text-align="center"/>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style:run-through="foreground" style:vertical-pos="from-top" style:vertical-rel="paragraph" style:horizontal-pos="from-left" style:horizontal-rel="paragraph"/>
    </style:style>
    <style:style style:name="gr4" style:family="graphic">
      <style:graphic-properties draw:textarea-horizontal-align="center" draw:textarea-vertical-align="middle" style:run-through="foreground"/>
    </style:style>
    <style:style style:name="gr5" style:family="graphic">
      <style:graphic-properties draw:textarea-horizontal-align="center" draw:textarea-vertical-align="middle" style:run-through="foreground"/>
    </style:style>
    <style:style style:name="gr6" style:family="graphic">
      <style:graphic-properties draw:textarea-horizontal-align="center" draw:textarea-vertical-align="middle" style:run-through="foreground" style:vertical-pos="from-top" style:vertical-rel="paragraph" style:horizontal-pos="from-left" style:horizontal-rel="paragraph"/>
    </style:style>
    <style:style style:name="gr7" style:family="graphic">
      <style:graphic-properties draw:textarea-horizontal-align="center" draw:textarea-vertical-align="middle" style:run-through="foreground"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ellipse text:anchor-type="paragraph" draw:z-index="0" draw:style-name="gr1" draw:text-style-name="P1" svg:width="0.927cm" svg:height="1.006cm" svg:x="3.697cm" svg:y="0.03cm"><text:p text:style-name="P1">1</text:p></draw:ellipse></text:p>
      <text:p text:style-name="Standard"/>
      <text:p text:style-name="Standard"/>
      <text:p text:style-name="Standard"/>
      <text:p text:style-name="Standard"><draw:ellipse text:anchor-type="paragraph" draw:z-index="25" draw:style-name="gr1" draw:text-style-name="P1" svg:width="0.927cm" svg:height="1.006cm" svg:x="3.602cm" svg:y="0.258cm"><text:p text:style-name="P1">1</text:p></draw:ellipse></text:p>
      <text:p text:style-name="Standard"/>
      <text:p text:style-name="Standard"><draw:ellipse text:anchor-type="paragraph" draw:z-index="24" draw:style-name="gr1" draw:text-style-name="P1" svg:width="0.927cm" svg:height="1.006cm" svg:x="4.602cm" svg:y="0.284cm"><text:p text:style-name="P1">2</text:p></draw:ellipse><draw:ellipse text:anchor-type="paragraph" draw:z-index="23" draw:style-name="gr1" draw:text-style-name="P1" svg:width="0.927cm" svg:height="1.006cm" svg:x="2.602cm" svg:y="0.284cm"><text:p text:style-name="P1">1</text:p></draw:ellipse><draw:ellipse text:anchor-type="paragraph" draw:z-index="22" draw:style-name="gr1" draw:text-style-name="P1" svg:width="0.927cm" svg:height="1.006cm" svg:x="4.681cm" svg:y="3.755cm"><text:p text:style-name="P1">3</text:p></draw:ellipse><draw:ellipse text:anchor-type="paragraph" draw:z-index="21" draw:style-name="gr1" draw:text-style-name="P1" svg:width="0.927cm" svg:height="1.006cm" svg:x="3.607cm" svg:y="2.353cm"><text:p text:style-name="P1">1,2</text:p></draw:ellipse><draw:ellipse text:anchor-type="paragraph" draw:z-index="20" draw:style-name="gr1" draw:text-style-name="P1" svg:width="0.927cm" svg:height="1.006cm" svg:x="3.681cm" svg:y="3.755cm"><text:p text:style-name="P1">2</text:p></draw:ellipse><draw:ellipse text:anchor-type="paragraph" draw:z-index="19" draw:style-name="gr1" draw:text-style-name="P1" svg:width="0.927cm" svg:height="1.006cm" svg:x="2.607cm" svg:y="3.75cm"><text:p text:style-name="P1">1</text:p></draw:ellipse><draw:ellipse text:anchor-type="paragraph" draw:z-index="18" draw:style-name="gr1" draw:text-style-name="P1" svg:width="0.927cm" svg:height="1.006cm" svg:x="3.522cm" svg:y="6.105cm"><text:p text:style-name="P1">2</text:p></draw:ellipse><draw:ellipse text:anchor-type="paragraph" draw:z-index="17" draw:style-name="gr1" draw:text-style-name="P1" svg:width="0.927cm" svg:height="1.006cm" svg:x="5.523cm" svg:y="7.105cm"><text:p text:style-name="P1">3</text:p></draw:ellipse><draw:ellipse text:anchor-type="paragraph" draw:z-index="16" draw:style-name="gr1" draw:text-style-name="P1" svg:width="0.927cm" svg:height="1.006cm" svg:x="6.523cm" svg:y="8.105cm"><text:p text:style-name="P1">4</text:p></draw:ellipse><draw:ellipse text:anchor-type="paragraph" draw:z-index="15" draw:style-name="gr1" draw:text-style-name="P1" svg:width="0.927cm" svg:height="1.006cm" svg:x="4.523cm" svg:y="8.105cm"><text:p text:style-name="P1">3</text:p></draw:ellipse><draw:ellipse text:anchor-type="paragraph" draw:z-index="14" draw:style-name="gr1" draw:text-style-name="P1" svg:width="0.927cm" svg:height="1.006cm" svg:x="1.522cm" svg:y="7.105cm"><text:p text:style-name="P1">1</text:p></draw:ellipse><draw:ellipse text:anchor-type="paragraph" draw:z-index="13" draw:style-name="gr1" draw:text-style-name="P1" svg:width="0.927cm" svg:height="1.006cm" svg:x="2.522cm" svg:y="8.105cm"><text:p text:style-name="P1">2</text:p></draw:ellipse><draw:ellipse text:anchor-type="paragraph" draw:z-index="12" draw:style-name="gr1" draw:text-style-name="P1" svg:width="0.927cm" svg:height="1.006cm" svg:x="0.522cm" svg:y="8.105cm"><text:p text:style-name="P1">1</text:p></draw:ellipse><draw:line text:anchor-type="paragraph" draw:z-index="10" draw:style-name="gr2" draw:text-style-name="P1" svg:x1="3.353cm" svg:y1="0.469cm" svg:x2="3.803cm" svg:y2="0.046cm"><text:p/></draw:line><draw:line text:anchor-type="paragraph" draw:z-index="11" draw:style-name="gr2" draw:text-style-name="P1" svg:x1="4.888cm" svg:y1="0.443cm" svg:x2="4.332cm" svg:y2="0.046cm"><text:p/></draw:line></text:p>
      <text:p text:style-name="Standard"/>
      <text:p text:style-name="Standard"/>
      <text:p text:style-name="Standard"/>
      <text:p text:style-name="Standard"/>
      <text:p text:style-name="Standard"/>
      <text:p text:style-name="Standard"><draw:line text:anchor-type="paragraph" draw:z-index="7" draw:style-name="gr2" draw:text-style-name="P1" svg:x1="4.915cm" svg:y1="0.834cm" svg:x2="4.359cm" svg:y2="0.247cm"><text:p/></draw:line><draw:line text:anchor-type="paragraph" draw:z-index="8" draw:style-name="gr2" draw:text-style-name="P1" svg:x1="4.173cm" svg:y1="0.834cm" svg:x2="4.147cm" svg:y2="0.437cm"><text:p/></draw:line><draw:line text:anchor-type="paragraph" draw:z-index="9" draw:style-name="gr2" draw:text-style-name="P1" svg:x1="3.221cm" svg:y1="0.829cm" svg:x2="3.803cm" svg:y2="0.3cm"><text:p/></draw:line></text:p>
      <text:p text:style-name="Standard"/>
      <text:p text:style-name="Standard"/>
      <text:p text:style-name="Standard"/>
      <text:p text:style-name="Standard"/>
      <text:p text:style-name="Standard"/>
      <text:p text:style-name="Standard"/>
      <text:p text:style-name="Standard"><draw:line text:anchor-type="paragraph" draw:z-index="5" draw:style-name="gr2" draw:text-style-name="P1" svg:x1="2.189cm" svg:y1="1.231cm" svg:x2="3.803cm" svg:y2="0.437cm"><text:p/></draw:line><draw:line text:anchor-type="paragraph" draw:z-index="6" draw:style-name="gr2" draw:text-style-name="P1" svg:x1="5.788cm" svg:y1="1.046cm" svg:x2="4.449cm" svg:y2="0.385cm"><text:p/></draw:line></text:p>
      <text:p text:style-name="Standard"/>
      <text:p text:style-name="Standard"/>
      <text:p text:style-name="Standard"><draw:line text:anchor-type="paragraph" draw:z-index="1" draw:style-name="gr2" draw:text-style-name="P1" svg:x1="1.316cm" svg:y1="0.564cm" svg:x2="1.739cm" svg:y2="0.141cm"><text:p/></draw:line><draw:line text:anchor-type="paragraph" draw:z-index="2" draw:style-name="gr2" draw:text-style-name="P1" svg:x1="2.744cm" svg:y1="0.485cm" svg:x2="2.268cm" svg:y2="0.062cm"><text:p/></draw:line><draw:line text:anchor-type="paragraph" draw:z-index="3" draw:style-name="gr2" draw:text-style-name="P1" svg:x1="5.232cm" svg:y1="0.485cm" svg:x2="5.761cm" svg:y2="0.088cm"><text:p/></draw:line><draw:line text:anchor-type="paragraph" draw:z-index="4" draw:style-name="gr2" draw:text-style-name="P1" svg:x1="6.766cm" svg:y1="0.512cm" svg:x2="6.131cm" svg:y2="0.168cm"><text:p/></draw:line></text:p>
      <text:p text:style-name="Standard"/>
      <text:p text:style-name="Standard"/>
      <text:p text:style-name="Standard"/>
      <text:p text:style-name="Standard"/>
      <text:p text:style-name="Standard"/>
      <text:p text:style-name="Standard"><draw:g text:anchor-type="paragraph" draw:z-index="26" draw:style-name="gr3"><draw:line draw:style-name="gr4" draw:text-style-name="P1" svg:x1="2.639cm" svg:y1="0.559cm" svg:x2="2.295cm" svg:y2="0.109cm"><text:p/></draw:line><draw:line draw:style-name="gr4" draw:text-style-name="P1" svg:x1="1.951cm" svg:y1="0.385cm" svg:x2="1.951cm" svg:y2="0.189cm"><text:p/></draw:line><draw:line draw:style-name="gr4" draw:text-style-name="P1" svg:x1="1.025cm" svg:y1="0.612cm" svg:x2="1.819cm" svg:y2="0.109cm"><text:p/></draw:line><draw:line draw:style-name="gr4" draw:text-style-name="P1" svg:x1="5.126cm" svg:y1="0.559cm" svg:x2="5.761cm" svg:y2="0.162cm"><text:p/></draw:line><draw:line draw:style-name="gr4" draw:text-style-name="P1" svg:x1="6.634cm" svg:y1="0.718cm" svg:x2="6.078cm" svg:y2="0.162cm"><text:p/></draw:line><draw:line draw:style-name="gr4" draw:text-style-name="P1" svg:x1="5.682cm" svg:y1="-0.261cm" svg:x2="4.306cm" svg:y2="-0.949cm"><text:p/></draw:line><draw:line draw:style-name="gr4" draw:text-style-name="P1" svg:x1="2.295cm" svg:y1="-0.367cm" svg:x2="3.671cm" svg:y2="-0.923cm"><text:p/></draw:line><draw:ellipse draw:style-name="gr5" draw:text-style-name="P1" svg:width="0.927cm" svg:height="1.006cm" svg:x="0.522cm" svg:y="0.4cm"><text:p text:style-name="P1">1</text:p></draw:ellipse><draw:ellipse draw:style-name="gr5" draw:text-style-name="P1" svg:width="0.927cm" svg:height="1.006cm" svg:x="2.522cm" svg:y="0.4cm"><text:p text:style-name="P1">3</text:p></draw:ellipse><draw:ellipse draw:style-name="gr5" draw:text-style-name="P1" svg:width="0.927cm" svg:height="1.006cm" svg:x="1.522cm" svg:y="-0.706cm"><text:p text:style-name="P1">1,2</text:p></draw:ellipse><draw:ellipse draw:style-name="gr5" draw:text-style-name="P1" svg:width="0.927cm" svg:height="1.006cm" svg:x="4.523cm" svg:y="0.4cm"><text:p text:style-name="P1">4</text:p></draw:ellipse><draw:ellipse draw:style-name="gr5" draw:text-style-name="P1" svg:width="0.927cm" svg:height="1.006cm" svg:x="6.523cm" svg:y="0.4cm"><text:p text:style-name="P1">5</text:p></draw:ellipse><draw:ellipse draw:style-name="gr5" draw:text-style-name="P1" svg:width="0.927cm" svg:height="1.006cm" svg:x="5.523cm" svg:y="-0.6cm"><text:p text:style-name="P1">4</text:p></draw:ellipse><draw:ellipse draw:style-name="gr5" draw:text-style-name="P1" svg:width="0.927cm" svg:height="1.006cm" svg:x="3.522cm" svg:y="-1.6cm"><text:p text:style-name="P1">3</text:p></draw:ellipse><draw:ellipse draw:style-name="gr5" draw:text-style-name="P1" svg:width="0.927cm" svg:height="1.006cm" svg:x="1.522cm" svg:y="0.384cm"><text:p text:style-name="P1">2</text:p></draw:ellipse><draw:ellipse draw:style-name="gr5" draw:text-style-name="P1" svg:width="0.927cm" svg:height="1.006cm" svg:x="6.523cm" svg:y="0.374cm"><text:p text:style-name="P1">5</text:p></draw:ellipse></draw:g></text:p>
      <text:p text:style-name="Standard"/>
      <text:p text:style-name="Standard"/>
      <text:p text:style-name="Standard"/>
      <text:p text:style-name="Standard"/>
      <text:p text:style-name="Standard"><draw:line text:anchor-type="paragraph" draw:z-index="27" draw:style-name="gr6" draw:text-style-name="P1" svg:x1="2.639cm" svg:y1="2.56cm" svg:x2="2.295cm" svg:y2="2.11cm"><text:p/></draw:line><draw:line text:anchor-type="paragraph" draw:z-index="28" draw:style-name="gr6" draw:text-style-name="P1" svg:x1="1.951cm" svg:y1="2.385cm" svg:x2="1.951cm" svg:y2="2.189cm"><text:p/></draw:line><draw:line text:anchor-type="paragraph" draw:z-index="29" draw:style-name="gr6" draw:text-style-name="P1" svg:x1="1.025cm" svg:y1="2.613cm" svg:x2="1.819cm" svg:y2="2.11cm"><text:p/></draw:line><draw:line text:anchor-type="paragraph" draw:z-index="31" draw:style-name="gr6" draw:text-style-name="P1" svg:x1="6.634cm" svg:y1="2.719cm" svg:x2="6.078cm" svg:y2="2.163cm"><text:p/></draw:line><draw:line text:anchor-type="paragraph" draw:z-index="32" draw:style-name="gr6" draw:text-style-name="P1" svg:x1="5.682cm" svg:y1="1.739cm" svg:x2="4.306cm" svg:y2="1.051cm"><text:p/></draw:line><draw:line text:anchor-type="paragraph" draw:z-index="33" draw:style-name="gr6" draw:text-style-name="P1" svg:x1="2.295cm" svg:y1="1.634cm" svg:x2="3.671cm" svg:y2="1.078cm"><text:p/></draw:line><draw:ellipse text:anchor-type="paragraph" draw:z-index="34" draw:style-name="gr7" draw:text-style-name="P1" svg:width="0.927cm" svg:height="1.006cm" svg:x="0.522cm" svg:y="2.401cm"><text:p text:style-name="P1">1</text:p></draw:ellipse><draw:ellipse text:anchor-type="paragraph" draw:z-index="35" draw:style-name="gr7" draw:text-style-name="P1" svg:width="0.927cm" svg:height="1.006cm" svg:x="2.522cm" svg:y="2.401cm"><text:p text:style-name="P1">3</text:p></draw:ellipse><draw:ellipse text:anchor-type="paragraph" draw:z-index="36" draw:style-name="gr7" draw:text-style-name="P1" svg:width="0.927cm" svg:height="1.006cm" svg:x="1.522cm" svg:y="1.295cm"><text:p text:style-name="P1">1,2</text:p></draw:ellipse><draw:ellipse text:anchor-type="paragraph" draw:z-index="37" draw:style-name="gr7" draw:text-style-name="P1" svg:width="0.927cm" svg:height="1.006cm" svg:x="4.523cm" svg:y="2.401cm"><text:p text:style-name="P1">4</text:p></draw:ellipse><draw:ellipse text:anchor-type="paragraph" draw:z-index="38" draw:style-name="gr7" draw:text-style-name="P1" svg:width="0.927cm" svg:height="1.006cm" svg:x="6.523cm" svg:y="2.401cm"><text:p text:style-name="P1">5</text:p></draw:ellipse><draw:ellipse text:anchor-type="paragraph" draw:z-index="40" draw:style-name="gr7" draw:text-style-name="P1" svg:width="0.927cm" svg:height="1.006cm" svg:x="3.522cm" svg:y="0.4cm"><text:p text:style-name="P1">3</text:p></draw:ellipse><draw:ellipse text:anchor-type="paragraph" draw:z-index="41" draw:style-name="gr7" draw:text-style-name="P1" svg:width="0.927cm" svg:height="1.006cm" svg:x="1.522cm" svg:y="2.385cm"><text:p text:style-name="P1">2</text:p></draw:ellipse><draw:ellipse text:anchor-type="paragraph" draw:z-index="42" draw:style-name="gr7" draw:text-style-name="P1" svg:width="0.927cm" svg:height="1.006cm" svg:x="6.523cm" svg:y="2.374cm"><text:p text:style-name="P1">6</text:p></draw:ellipse></text:p>
      <text:p text:style-name="Standard"/>
      <text:p text:style-name="Standard"><draw:ellipse text:anchor-type="paragraph" draw:z-index="39" draw:style-name="gr7" draw:text-style-name="P1" svg:width="0.927cm" svg:height="1.006cm" svg:x="5.523cm" svg:y="0.183cm"><text:p text:style-name="P1">4,5</text:p></draw:ellipse></text:p>
      <text:p text:style-name="Standard"><draw:line text:anchor-type="paragraph" draw:z-index="30" draw:style-name="gr6" draw:text-style-name="P1" svg:x1="5.126cm" svg:y1="1.099cm" svg:x2="5.787cm" svg:y2="0.469cm"><text:p/></draw:line></text:p>
      <text:p text:style-name="Standard"><draw:ellipse text:anchor-type="paragraph" draw:z-index="43" draw:style-name="gr7" draw:text-style-name="P1" svg:width="0.927cm" svg:height="1.006cm" svg:x="5.517cm" svg:y="0.48cm"><text:p text:style-name="P1">5</text:p></draw:ellipse><draw:line text:anchor-type="paragraph" draw:z-index="44" draw:style-name="gr2" draw:text-style-name="P1" svg:x1="6.078cm" svg:y1="0.591cm" svg:x2="6.078cm" svg:y2="0.088cm"><text:p/></draw:line></text:p>
      <text:p text:style-name="Standard"/>
      <text:p text:style-name="Standard"/>
      <text:p text:style-name="Standard"/>
      <text:p text:style-name="Standard"/>
      <text:p text:style-name="Standard"/>
      <text:p text:style-name="Standard"/>
      <text:p text:style-name="Standard"/>
      <text:p text:style-name="Standard"><draw:g text:anchor-type="paragraph" draw:z-index="45" draw:style-name="gr3"><draw:line draw:style-name="gr4" draw:text-style-name="P1" svg:x1="1.078cm" svg:y1="1.04cm" svg:x2="1.819cm" svg:y2="0.326cm"><text:p/></draw:line><draw:line draw:style-name="gr4" draw:text-style-name="P1" svg:x1="2.056cm" svg:y1="0.876cm" svg:x2="2.03cm" svg:y2="0.273cm"><text:p/></draw:line><draw:line draw:style-name="gr4" draw:text-style-name="P1" svg:x1="2.983cm" svg:y1="0.86cm" svg:x2="3.523cm" svg:y2="0.453cm"><text:p/></draw:line><draw:line draw:style-name="gr4" draw:text-style-name="P1" svg:x1="5.284cm" svg:y1="0.987cm" svg:x2="4.448cm" svg:y2="0.4cm"><text:p/></draw:line><draw:line draw:style-name="gr4" draw:text-style-name="P1" svg:x1="6.078cm" svg:y1="1.041cm" svg:x2="6.157cm" svg:y2="0.353cm"><text:p/></draw:line><draw:line draw:style-name="gr4" draw:text-style-name="P1" svg:x1="6.977cm" svg:y1="1.014cm" svg:x2="6.316cm" svg:y2="0.247cm"><text:p/></draw:line><draw:line draw:style-name="gr4" draw:text-style-name="P1" svg:x1="5.523cm" svg:y1="-0.071cm" svg:x2="4.253cm" svg:y2="-0.653cm"><text:p/></draw:line><draw:line draw:style-name="gr4" draw:text-style-name="P1" svg:x1="2.321cm" svg:y1="-0.335cm" svg:x2="3.67cm" svg:y2="-0.891cm"><text:p/></draw:line><draw:ellipse draw:style-name="gr5" draw:text-style-name="P1" svg:width="0.927cm" svg:height="1.006cm" svg:x="0.522cm" svg:y="0.861cm"><text:p text:style-name="P1">1</text:p></draw:ellipse><draw:ellipse draw:style-name="gr5" draw:text-style-name="P1" svg:width="0.927cm" svg:height="1.006cm" svg:x="2.522cm" svg:y="0.861cm"><text:p text:style-name="P1">3</text:p></draw:ellipse><draw:ellipse draw:style-name="gr5" draw:text-style-name="P1" svg:width="0.927cm" svg:height="1.006cm" svg:x="1.522cm" svg:y="-0.51cm"><text:p text:style-name="P1">1</text:p></draw:ellipse><draw:ellipse draw:style-name="gr5" draw:text-style-name="P1" svg:width="0.927cm" svg:height="1.006cm" svg:x="4.523cm" svg:y="0.861cm"><text:p text:style-name="P1">4</text:p></draw:ellipse><draw:ellipse draw:style-name="gr5" draw:text-style-name="P1" svg:width="0.927cm" svg:height="1.006cm" svg:x="6.655cm" svg:y="0.861cm"><text:p text:style-name="P1">6</text:p></draw:ellipse><draw:ellipse draw:style-name="gr5" draw:text-style-name="P1" svg:width="0.927cm" svg:height="1.006cm" svg:x="3.522cm" svg:y="-1.404cm"><text:p text:style-name="P1">2,4</text:p></draw:ellipse><draw:ellipse draw:style-name="gr5" draw:text-style-name="P1" svg:width="0.927cm" svg:height="1.006cm" svg:x="1.496cm" svg:y="0.877cm"><text:p text:style-name="P1">2</text:p></draw:ellipse><draw:ellipse draw:style-name="gr5" draw:text-style-name="P1" svg:width="0.927cm" svg:height="1.006cm" svg:x="5.554cm" svg:y="0.903cm"><text:p text:style-name="P1">5</text:p></draw:ellipse><draw:ellipse draw:style-name="gr5" draw:text-style-name="P1" svg:width="0.927cm" svg:height="1.006cm" svg:x="3.522cm" svg:y="-0.182cm"><text:p text:style-name="P1">3</text:p></draw:ellipse><draw:line draw:style-name="gr4" draw:text-style-name="P1" svg:x1="4.041cm" svg:y1="-0.399cm" svg:x2="4.041cm" svg:y2="-0.182cm"><text:p/></draw:line><draw:line draw:style-name="gr4" draw:text-style-name="P1" svg:x1="8.036cm" svg:y1="1.036cm" svg:x2="6.29cm" svg:y2="0.136cm"><text:p/></draw:line><draw:ellipse draw:style-name="gr5" draw:text-style-name="P1" svg:width="0.927cm" svg:height="1.006cm" svg:x="7.819cm" svg:y="0.819cm"><text:p text:style-name="P1">7</text:p></draw:ellipse><draw:ellipse draw:style-name="gr5" draw:text-style-name="P1" svg:width="0.927cm" svg:height="1.006cm" svg:x="5.523cm" svg:y="-0.404cm"><text:p text:style-name="P1">5,6</text:p></draw:ellipse></draw:g></text:p>
      <text:p text:style-name="Standard"/>
      <text:p text:style-name="Standard"/>
      <text:p text:style-name="Standard"/>
      <text:p text:style-name="Standard"/>
      <text:p text:style-name="Standard"/>
      <text:p text:style-name="Standard"><draw:ellipse text:anchor-type="paragraph" draw:z-index="59" draw:style-name="gr7" draw:text-style-name="P1" svg:width="0.927cm" svg:height="1.006cm" svg:x="3.522cm" svg:y="0.104cm"><text:p text:style-name="P1">2,4</text:p></draw:ellipse><text:soft-page-break/></text:p>
      <text:p text:style-name="Standard"><draw:line text:anchor-type="paragraph" draw:z-index="46" draw:style-name="gr6" draw:text-style-name="P1" svg:x1="1.078cm" svg:y1="2.554cm" svg:x2="1.819cm" svg:y2="1.84cm"><text:p/></draw:line><draw:line text:anchor-type="paragraph" draw:z-index="47" draw:style-name="gr6" draw:text-style-name="P1" svg:x1="2.056cm" svg:y1="2.39cm" svg:x2="2.03cm" svg:y2="1.787cm"><text:p/></draw:line><draw:line text:anchor-type="paragraph" draw:z-index="50" draw:style-name="gr6" draw:text-style-name="P1" svg:x1="6.078cm" svg:y1="2.554cm" svg:x2="6.157cm" svg:y2="1.866cm"><text:p/></draw:line><draw:line text:anchor-type="paragraph" draw:z-index="51" draw:style-name="gr6" draw:text-style-name="P1" svg:x1="6.977cm" svg:y1="2.527cm" svg:x2="6.316cm" svg:y2="1.76cm"><text:p/></draw:line><draw:line text:anchor-type="paragraph" draw:z-index="52" draw:style-name="gr6" draw:text-style-name="P1" svg:x1="5.523cm" svg:y1="1.443cm" svg:x2="4.147cm" svg:y2="0.441cm"><text:p/></draw:line><draw:line text:anchor-type="paragraph" draw:z-index="53" draw:style-name="gr6" draw:text-style-name="P1" svg:x1="2.321cm" svg:y1="1.179cm" svg:x2="3.75cm" svg:y2="0.309cm"><text:p/></draw:line><draw:ellipse text:anchor-type="paragraph" draw:z-index="54" draw:style-name="gr7" draw:text-style-name="P1" svg:width="0.927cm" svg:height="1.006cm" svg:x="0.522cm" svg:y="2.374cm"><text:p text:style-name="P1">1</text:p></draw:ellipse><draw:ellipse text:anchor-type="paragraph" draw:z-index="55" draw:style-name="gr7" draw:text-style-name="P1" svg:width="0.927cm" svg:height="1.006cm" svg:x="2.522cm" svg:y="2.374cm"><text:p text:style-name="P1">3</text:p></draw:ellipse><draw:ellipse text:anchor-type="paragraph" draw:z-index="56" draw:style-name="gr7" draw:text-style-name="P1" svg:width="0.927cm" svg:height="1.006cm" svg:x="1.522cm" svg:y="1.004cm"><text:p text:style-name="P1">1</text:p></draw:ellipse><draw:ellipse text:anchor-type="paragraph" draw:z-index="57" draw:style-name="gr7" draw:text-style-name="P1" svg:width="0.927cm" svg:height="1.006cm" svg:x="4.523cm" svg:y="2.374cm"><text:p text:style-name="P1">4</text:p></draw:ellipse><draw:ellipse text:anchor-type="paragraph" draw:z-index="58" draw:style-name="gr7" draw:text-style-name="P1" svg:width="0.927cm" svg:height="1.006cm" svg:x="6.655cm" svg:y="2.374cm"><text:p text:style-name="P1">6</text:p></draw:ellipse><draw:ellipse text:anchor-type="paragraph" draw:z-index="60" draw:style-name="gr7" draw:text-style-name="P1" svg:width="0.927cm" svg:height="1.006cm" svg:x="1.496cm" svg:y="2.39cm"><text:p text:style-name="P1">2</text:p></draw:ellipse><draw:ellipse text:anchor-type="paragraph" draw:z-index="61" draw:style-name="gr7" draw:text-style-name="P1" svg:width="0.927cm" svg:height="1.006cm" svg:x="5.554cm" svg:y="2.417cm"><text:p text:style-name="P1">5</text:p></draw:ellipse><draw:line text:anchor-type="paragraph" draw:z-index="63" draw:style-name="gr6" draw:text-style-name="P1" svg:x1="4.147cm" svg:y1="0.441cm" svg:x2="4.041cm" svg:y2="1.332cm"><text:p/></draw:line><draw:line text:anchor-type="paragraph" draw:z-index="64" draw:style-name="gr6" draw:text-style-name="P1" svg:x1="8.036cm" svg:y1="2.549cm" svg:x2="6.29cm" svg:y2="1.649cm"><text:p/></draw:line><draw:ellipse text:anchor-type="paragraph" draw:z-index="65" draw:style-name="gr7" draw:text-style-name="P1" svg:width="0.927cm" svg:height="1.006cm" svg:x="7.819cm" svg:y="2.332cm"><text:p text:style-name="P1">7</text:p></draw:ellipse><draw:ellipse text:anchor-type="paragraph" draw:z-index="66" draw:style-name="gr7" draw:text-style-name="P1" svg:width="0.927cm" svg:height="1.006cm" svg:x="5.523cm" svg:y="1.109cm"><text:p text:style-name="P1">5,6</text:p></draw:ellipse></text:p>
      <text:p text:style-name="Standard"/>
      <text:p text:style-name="Standard"><draw:ellipse text:anchor-type="paragraph" draw:z-index="62" draw:style-name="gr7" draw:text-style-name="P1" svg:width="0.927cm" svg:height="1.006cm" svg:x="3.522cm" svg:y="0.141cm"><text:p text:style-name="P1">3,3.5</text:p></draw:ellipse></text:p>
      <text:p text:style-name="Standard"><draw:line text:anchor-type="paragraph" draw:z-index="48" draw:style-name="gr6" draw:text-style-name="P1" svg:x1="2.983cm" svg:y1="0.914cm" svg:x2="3.523cm" svg:y2="0.383cm"><text:p/></draw:line><draw:line text:anchor-type="paragraph" draw:z-index="49" draw:style-name="gr6" draw:text-style-name="P1" svg:x1="5.285cm" svg:y1="1.041cm" svg:x2="4.306cm" svg:y2="0.33cm"><text:p/></draw:line></text:p>
      <text:p text:style-name="Standard"><draw:ellipse text:anchor-type="paragraph" draw:z-index="67" draw:style-name="gr7" draw:text-style-name="P1" svg:width="0.927cm" svg:height="1.006cm" svg:x="3.522cm" svg:y="0.374cm"><text:p text:style-name="P1">3.5</text:p></draw:ellipse><draw:line text:anchor-type="paragraph" draw:z-index="68" draw:style-name="gr2" draw:text-style-name="P1" svg:x1="3.988cm" svg:y1="0.374cm" svg:x2="4.094cm" svg:y2="0.002cm"><text:p/></draw:line></text:p>
      <text:p text:style-name="Standard"/>
      <text:p text:style-name="Standard"/>
      <text:p text:style-name="Standard"/>
      <text:p text:style-name="Standard"/>
      <text:p text:style-name="Standard"><draw:g text:anchor-type="paragraph" draw:z-index="69" draw:style-name="gr3"><draw:line draw:style-name="gr4" draw:text-style-name="P1" svg:x1="2.396cm" svg:y1="2.04cm" svg:x2="3.137cm" svg:y2="1.326cm"><text:p/></draw:line><draw:line draw:style-name="gr4" draw:text-style-name="P1" svg:x1="3.374cm" svg:y1="1.876cm" svg:x2="3.348cm" svg:y2="1.273cm"><text:p/></draw:line><draw:line draw:style-name="gr4" draw:text-style-name="P1" svg:x1="4.301cm" svg:y1="1.86cm" svg:x2="4.841cm" svg:y2="1.453cm"><text:p/></draw:line><draw:line draw:style-name="gr4" draw:text-style-name="P1" svg:x1="6.602cm" svg:y1="1.987cm" svg:x2="5.766cm" svg:y2="1.4cm"><text:p/></draw:line><draw:line draw:style-name="gr4" draw:text-style-name="P1" svg:x1="7.396cm" svg:y1="2.041cm" svg:x2="7.475cm" svg:y2="1.353cm"><text:p/></draw:line><draw:line draw:style-name="gr4" draw:text-style-name="P1" svg:x1="8.295cm" svg:y1="2.014cm" svg:x2="7.634cm" svg:y2="1.247cm"><text:p/></draw:line><draw:line draw:style-name="gr4" draw:text-style-name="P1" svg:x1="6.841cm" svg:y1="0.929cm" svg:x2="5.571cm" svg:y2="0.347cm"><text:p/></draw:line><draw:line draw:style-name="gr4" draw:text-style-name="P1" svg:x1="3.639cm" svg:y1="0.665cm" svg:x2="4.988cm" svg:y2="0.109cm"><text:p/></draw:line><draw:ellipse draw:style-name="gr5" draw:text-style-name="P1" svg:width="0.927cm" svg:height="1.006cm" svg:x="1.84cm" svg:y="1.861cm"><text:p text:style-name="P1">1</text:p></draw:ellipse><draw:ellipse draw:style-name="gr5" draw:text-style-name="P1" svg:width="0.927cm" svg:height="1.006cm" svg:x="3.84cm" svg:y="1.861cm"><text:p text:style-name="P1">3</text:p></draw:ellipse><draw:ellipse draw:style-name="gr5" draw:text-style-name="P1" svg:width="0.927cm" svg:height="1.006cm" svg:x="2.84cm" svg:y="0.49cm"><text:p text:style-name="P1">0, 1</text:p></draw:ellipse><draw:ellipse draw:style-name="gr5" draw:text-style-name="P1" svg:width="0.927cm" svg:height="1.006cm" svg:x="5.84cm" svg:y="1.861cm"><text:p text:style-name="P1">4</text:p></draw:ellipse><draw:ellipse draw:style-name="gr5" draw:text-style-name="P1" svg:width="0.927cm" svg:height="1.006cm" svg:x="7.973cm" svg:y="1.861cm"><text:p text:style-name="P1">6</text:p></draw:ellipse><draw:ellipse draw:style-name="gr5" draw:text-style-name="P1" svg:width="0.927cm" svg:height="1.006cm" svg:x="4.84cm" svg:y="-0.404cm"><text:p text:style-name="P1">2,4</text:p></draw:ellipse><draw:ellipse draw:style-name="gr5" draw:text-style-name="P1" svg:width="0.927cm" svg:height="1.006cm" svg:x="2.814cm" svg:y="1.877cm"><text:p text:style-name="P1">2</text:p></draw:ellipse><draw:ellipse draw:style-name="gr5" draw:text-style-name="P1" svg:width="0.927cm" svg:height="1.006cm" svg:x="6.872cm" svg:y="1.903cm"><text:p text:style-name="P1">5</text:p></draw:ellipse><draw:ellipse draw:style-name="gr5" draw:text-style-name="P1" svg:width="0.927cm" svg:height="1.006cm" svg:x="4.84cm" svg:y="0.713cm"><text:p text:style-name="P1">3,3.5</text:p></draw:ellipse><draw:line draw:style-name="gr4" draw:text-style-name="P1" svg:x1="5.359cm" svg:y1="0.601cm" svg:x2="5.359cm" svg:y2="0.818cm"><text:p/></draw:line><draw:line draw:style-name="gr4" draw:text-style-name="P1" svg:x1="9.354cm" svg:y1="2.036cm" svg:x2="7.608cm" svg:y2="1.136cm"><text:p/></draw:line><draw:ellipse draw:style-name="gr5" draw:text-style-name="P1" svg:width="0.927cm" svg:height="1.006cm" svg:x="9.137cm" svg:y="1.819cm"><text:p text:style-name="P1">7</text:p></draw:ellipse><draw:ellipse draw:style-name="gr5" draw:text-style-name="P1" svg:width="0.927cm" svg:height="1.006cm" svg:x="6.841cm" svg:y="0.596cm"><text:p text:style-name="P1">5,6</text:p></draw:ellipse><draw:ellipse draw:style-name="gr5" draw:text-style-name="P1" svg:width="0.927cm" svg:height="1.006cm" svg:x="4.84cm" svg:y="1.866cm"><text:p text:style-name="P1">3.5</text:p></draw:ellipse><draw:line draw:style-name="gr4" draw:text-style-name="P1" svg:x1="5.306cm" svg:y1="1.866cm" svg:x2="5.412cm" svg:y2="1.494cm"><text:p/></draw:line><draw:ellipse draw:style-name="gr5" draw:text-style-name="P1" svg:width="0.927cm" svg:height="1.006cm" svg:x="0.734cm" svg:y="1.935cm"><text:p text:style-name="P1">0</text:p></draw:ellipse><draw:line draw:style-name="gr4" draw:text-style-name="P1" svg:x1="1.501cm" svg:y1="2.066cm" svg:x2="2.956cm" svg:y2="1.113cm"><text:p/></draw:line></draw:g></text:p>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70" draw:style-name="gr6" draw:text-style-name="P1" svg:x1="2.395cm" svg:y1="2.04cm" svg:x2="3.136cm" svg:y2="1.326cm"><text:p/></draw:line><draw:line text:anchor-type="paragraph" draw:z-index="71" draw:style-name="gr6" draw:text-style-name="P1" svg:x1="3.374cm" svg:y1="1.877cm" svg:x2="3.348cm" svg:y2="1.274cm"><text:p/></draw:line><draw:line text:anchor-type="paragraph" draw:z-index="72" draw:style-name="gr6" draw:text-style-name="P1" svg:x1="4.3cm" svg:y1="1.86cm" svg:x2="4.84cm" svg:y2="1.453cm"><text:p/></draw:line><draw:line text:anchor-type="paragraph" draw:z-index="73" draw:style-name="gr6" draw:text-style-name="P1" svg:x1="6.602cm" svg:y1="1.988cm" svg:x2="5.766cm" svg:y2="1.401cm"><text:p/></draw:line><draw:line text:anchor-type="paragraph" draw:z-index="74" draw:style-name="gr6" draw:text-style-name="P1" svg:x1="7.396cm" svg:y1="2.041cm" svg:x2="7.475cm" svg:y2="1.353cm"><text:p/></draw:line><draw:line text:anchor-type="paragraph" draw:z-index="75" draw:style-name="gr6" draw:text-style-name="P1" svg:x1="6.84cm" svg:y1="0.929cm" svg:x2="5.57cm" svg:y2="0.347cm"><text:p/></draw:line><draw:line text:anchor-type="paragraph" draw:z-index="76" draw:style-name="gr6" draw:text-style-name="P1" svg:x1="3.639cm" svg:y1="0.665cm" svg:x2="4.988cm" svg:y2="0.109cm"><text:p/></draw:line><draw:ellipse text:anchor-type="paragraph" draw:z-index="77" draw:style-name="gr7" draw:text-style-name="P1" svg:width="0.927cm" svg:height="1.006cm" svg:x="1.84cm" svg:y="1.861cm"><text:p text:style-name="P1">1</text:p></draw:ellipse><draw:ellipse text:anchor-type="paragraph" draw:z-index="78" draw:style-name="gr7" draw:text-style-name="P1" svg:width="0.927cm" svg:height="1.006cm" svg:x="3.84cm" svg:y="1.861cm"><text:p text:style-name="P1">3</text:p></draw:ellipse><draw:ellipse text:anchor-type="paragraph" draw:z-index="79" draw:style-name="gr7" draw:text-style-name="P1" svg:width="0.927cm" svg:height="1.006cm" svg:x="2.84cm" svg:y="0.49cm"><text:p text:style-name="P1">0, 1</text:p></draw:ellipse><draw:ellipse text:anchor-type="paragraph" draw:z-index="80" draw:style-name="gr7" draw:text-style-name="P1" svg:width="0.927cm" svg:height="1.006cm" svg:x="5.84cm" svg:y="1.861cm"><text:p text:style-name="P1">4</text:p></draw:ellipse><draw:ellipse text:anchor-type="paragraph" draw:z-index="82" draw:style-name="gr7" draw:text-style-name="P1" svg:width="0.927cm" svg:height="1.006cm" svg:x="4.84cm" svg:y="-0.404cm"><text:p text:style-name="P1">2,4</text:p></draw:ellipse><draw:ellipse text:anchor-type="paragraph" draw:z-index="83" draw:style-name="gr7" draw:text-style-name="P1" svg:width="0.927cm" svg:height="1.006cm" svg:x="2.813cm" svg:y="1.877cm"><text:p text:style-name="P1">2</text:p></draw:ellipse><draw:ellipse text:anchor-type="paragraph" draw:z-index="85" draw:style-name="gr7" draw:text-style-name="P1" svg:width="0.927cm" svg:height="1.006cm" svg:x="4.84cm" svg:y="0.713cm"><text:p text:style-name="P1">3,3.5</text:p></draw:ellipse><draw:line text:anchor-type="paragraph" draw:z-index="86" draw:style-name="gr6" draw:text-style-name="P1" svg:x1="5.359cm" svg:y1="0.601cm" svg:x2="5.359cm" svg:y2="0.818cm"><text:p/></draw:line><draw:line text:anchor-type="paragraph" draw:z-index="87" draw:style-name="gr6" draw:text-style-name="P1" svg:x1="9.354cm" svg:y1="2.036cm" svg:x2="7.608cm" svg:y2="1.136cm"><text:p/></draw:line><draw:ellipse text:anchor-type="paragraph" draw:z-index="88" draw:style-name="gr7" draw:text-style-name="P1" svg:width="0.927cm" svg:height="1.006cm" svg:x="9.349cm" svg:y="3.401cm"><text:p text:style-name="P1">7</text:p></draw:ellipse><draw:ellipse text:anchor-type="paragraph" draw:z-index="90" draw:style-name="gr7" draw:text-style-name="P1" svg:width="0.927cm" svg:height="1.006cm" svg:x="4.84cm" svg:y="1.866cm"><text:p text:style-name="P1">3.5</text:p></draw:ellipse><draw:line text:anchor-type="paragraph" draw:z-index="91" draw:style-name="gr6" draw:text-style-name="P1" svg:x1="5.306cm" svg:y1="1.866cm" svg:x2="5.412cm" svg:y2="1.494cm"><text:p/></draw:line><draw:ellipse text:anchor-type="paragraph" draw:z-index="92" draw:style-name="gr7" draw:text-style-name="P1" svg:width="0.927cm" svg:height="1.006cm" svg:x="0.734cm" svg:y="1.935cm"><text:p text:style-name="P1">0</text:p></draw:ellipse><draw:line text:anchor-type="paragraph" draw:z-index="93" draw:style-name="gr6" draw:text-style-name="P1" svg:x1="1.501cm" svg:y1="2.066cm" svg:x2="2.956cm" svg:y2="1.113cm"><text:p/></draw:line></text:p>
      <text:p text:style-name="Standard"><draw:ellipse text:anchor-type="paragraph" draw:z-index="89" draw:style-name="gr7" draw:text-style-name="P1" svg:width="0.927cm" svg:height="1.006cm" svg:x="6.84cm" svg:y="0.109cm"><text:p text:style-name="P1">6</text:p></draw:ellipse></text:p>
      <text:p text:style-name="Standard"/>
      <text:p text:style-name="Standard"/>
      <text:p text:style-name="Standard"><draw:ellipse text:anchor-type="paragraph" draw:z-index="95" draw:style-name="gr7" draw:text-style-name="P1" svg:width="0.927cm" svg:height="1.006cm" svg:x="6.92cm" svg:y="0.067cm"><text:p text:style-name="P1">5</text:p></draw:ellipse></text:p>
      <text:p text:style-name="Standard"><draw:ellipse text:anchor-type="paragraph" draw:z-index="96" draw:style-name="gr7" draw:text-style-name="P1" svg:width="0.927cm" svg:height="1.006cm" svg:x="9.137cm" svg:y="-0.573cm"><text:p text:style-name="P1">7</text:p></draw:ellipse><draw:line text:anchor-type="paragraph" draw:z-index="98" draw:style-name="gr2" draw:text-style-name="P1" svg:x1="8.539cm" svg:y1="0.982cm" svg:x2="7.692cm" svg:y2="0.356cm"><text:p/></draw:line><draw:line text:anchor-type="paragraph" draw:z-index="99" draw:style-name="gr2" draw:text-style-name="P1" svg:x1="9.782cm" svg:y1="0.966cm" svg:x2="9.756cm" svg:y2="0.432cm"><text:p/></draw:line><draw:line text:anchor-type="paragraph" draw:z-index="100" draw:style-name="gr2" draw:text-style-name="P1" svg:x1="11.026cm" svg:y1="0.951cm" svg:x2="10.063cm" svg:y2="0.118cm"><text:p/></draw:line></text:p>
      <text:p text:style-name="Standard"><draw:line text:anchor-type="paragraph" draw:z-index="97" draw:style-name="gr2" draw:text-style-name="P1" svg:x1="7.534cm" svg:y1="0.491cm" svg:x2="7.534cm" svg:y2="0.099cm"><text:p/></draw:line></text:p>
      <text:p text:style-name="Standard"><draw:ellipse text:anchor-type="paragraph" draw:z-index="84" draw:style-name="gr7" draw:text-style-name="P1" svg:width="0.927cm" svg:height="1.006cm" svg:x="7.004cm" svg:y="0.004cm"><text:p text:style-name="P1">5</text:p></draw:ellipse><draw:ellipse text:anchor-type="paragraph" draw:z-index="81" draw:style-name="gr7" draw:text-style-name="P1" svg:width="0.927cm" svg:height="1.006cm" svg:x="8.052cm" svg:y="0.009cm"><text:p text:style-name="P1">6</text:p></draw:ellipse><draw:ellipse text:anchor-type="paragraph" draw:z-index="94" draw:style-name="gr7" draw:text-style-name="P1" svg:width="0.927cm" svg:height="1.006cm" svg:x="10.539cm" svg:y="-0.023cm"><text:p text:style-name="P1">8</text:p></draw:ellipse></text:p>
      <text:p text:style-name="Standard"/>
      <text:p text:style-name="Standard"/>
      <text:p text:style-name="Standard"/>
      <text:p text:style-name="Standard"/>
      <text:p text:style-name="Standard"/>
      <text:p text:style-name="Standard"/>
      <text:p text:style-name="Standard"/>
      <text:p text:style-name="Standard">Einfügen</text:p>
      <text:p text:style-name="Standard">Beim Eröffnen eines neuen Paares(bestehend aus A Kindknoten und einem Vaterknoten) erhält der Vaterknoten alle Kinder außer dem rechtesten Kind als Schlüsseleintrag.</text:p>
      <text:p text:style-name="Standard">Beim Erweitern eines Knotens gibt es eine Fallunterscheidung:</text:p>
      <text:p text:style-name="Standard">Fall1:<text:tab/>der neue Knoten ist das Maximum in diesem Knotenpaar, dann wird das alte Maximum dem Schlüssel vom Vater hinzugefügt.</text:p>
      <text:p text:style-name="Standard">Fall2: <text:s/>der Knoten ist nicht das Maximum in diesem Knotenpaar, dann wird der Schlüssel des Vaterknotens um diesen ergänzt.</text:p>
      <text:p text:style-name="Standard">Löschen</text:p>
      <text:p text:style-name="Standard">Beim Verschmelzen von Knoten wird der Schlüssel vom linken Kind dem Vater hinzugefügt und der Schlüsseleintrag des rechten Kindes verworfen</text:p>
      <text:p text:style-name="Standard">Wenn einzelne Knoten aus einem Paar gelöscht werden, so gibt es auch wieder eine Fallunterscheidung</text:p>
      <text:p text:style-name="Standard">Fall1: der zu löschende Knoten ist das aktuelle Maximum in diesem Paar, in diesem Fall verliert der Vaterknoten den Schlüsselwert von dem Wert des „neuen“ Maximums, welcher typischer Weise der von dort aus linke Knoten ist. </text:p>
      <text:p text:style-name="Standard">Fall2: der zu löschende Knoten ist nicht das aktuelle Maximum in diesem Paar, in diesem Fall verliert der Vaterknoten lediglich den Schlüssel diesen Kno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mochi </meta:initial-creator>
    <meta:creation-date>2010-11-18T17:45:36</meta:creation-date>
    <dc:date>2010-11-18T20:44:48</dc:date>
    <dc:creator>kmochi </dc:creator>
    <meta:editing-duration>PT01H49M55S</meta:editing-duration>
    <meta:editing-cycles>4</meta:editing-cycles>
    <meta:generator>OpenOffice.org/3.2$Linux OpenOffice.org_project/320m12$Build-9483</meta:generator>
    <meta:document-statistic meta:table-count="0" meta:image-count="0" meta:object-count="0" meta:page-count="2" meta:paragraph-count="10" meta:word-count="167" meta:character-count="1104"/>
  </office:meta>
</office:document-meta>
</file>